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BA00004C02000045D2FB41C020.svm"/>
  <manifest:file-entry manifest:media-type="" manifest:full-path="Pictures/20000104000043DE000045F69154751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top="0cm" fo:margin-bottom="0.353cm"/>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imes New Roman" fo:font-size="16pt" fo:language="en" fo:country="US" style:font-size-asian="16pt" style:font-name-complex="Times New Roman" style:font-size-complex="16pt"/>
    </style:style>
    <style:style style:name="P5" style:family="paragraph" style:parent-style-name="Standard">
      <style:text-properties style:font-name="Times New Roman" fo:font-size="12pt" style:font-size-asian="12pt" style:font-name-complex="Times New Roman" style:font-size-complex="12pt"/>
    </style:style>
    <style:style style:name="P6" style:family="paragraph" style:parent-style-name="Standard" style:list-style-name="WW8Num2">
      <style:text-properties style:font-name="Times New Roman" fo:font-size="12pt" style:font-size-asian="12pt" style:font-name-complex="Times New Roman"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Times New Roman" fo:font-size="12pt" style:font-size-asian="12pt" style:font-name-complex="Times New Roman" style:font-size-complex="12pt"/>
    </style:style>
    <style:style style:name="P9" style:family="paragraph" style:parent-style-name="Standard" style:master-page-name="Standard">
      <style:paragraph-properties fo:text-align="center" style:justify-single-word="false" style:page-number="auto"/>
      <style:text-properties style:font-name="Times New Roman" fo:font-size="16pt" fo:language="en" fo:country="US" style:font-size-asian="16pt" style:font-name-complex="Times New Roman" style:font-size-complex="16pt"/>
    </style:style>
    <style:style style:name="P10" style:family="paragraph" style:parent-style-name="Standard">
      <style:paragraph-properties fo:margin-top="0cm" fo:margin-bottom="0.353cm"/>
      <style:text-properties style:font-name="Times New Roman" fo:font-size="12pt" style:font-size-asian="12pt" style:font-name-complex="Times New Roman" style:font-size-complex="12pt"/>
    </style:style>
    <style:style style:name="T1" style:family="text">
      <style:text-properties style:font-name="Times New Roman" fo:font-size="16pt" fo:language="en" fo:country="US" style:font-size-asian="16pt" style:font-name-complex="Times New Roman" style:font-size-complex="16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fo:font-weight="bold" style:font-size-asian="12pt" style:font-weight-asian="bold" style:font-name-complex="Times New Roman" style:font-size-complex="12pt"/>
    </style:style>
    <style:style style:name="T5" style:family="text">
      <style:text-properties style:font-name="Times New Roman" fo:font-size="12pt" fo:font-weight="bold" style:font-size-asian="12pt" style:font-weight-asian="bold" style:font-name-complex="Times New Roman" style:font-size-complex="12pt" style:font-weight-complex="bold"/>
    </style:style>
    <style:style style:name="T6" style:family="text">
      <style:text-properties style:font-name="Times New Roman" fo:font-size="12pt" fo:font-style="italic" style:font-size-asian="12pt" style:font-style-asian="italic" style:font-name-complex="Times New Roman" style:font-size-complex="12pt" style:font-style-complex="italic"/>
    </style:style>
    <style:style style:name="T7" style:family="text">
      <style:text-properties style:font-name="Times New Roman" fo:font-size="12pt" fo:font-style="normal" style:font-size-asian="12pt" style:font-style-asian="normal" style:font-name-complex="Times New Roman" style:font-size-complex="12pt" style:font-style-complex="normal"/>
    </style:style>
    <style:style style:name="T8" style:family="text">
      <style:text-properties fo:font-size="14pt" style:font-size-asian="14pt" style:font-size-complex="14pt"/>
    </style:style>
    <style:style style:name="T9" style:family="text">
      <style:text-properties fo:font-weight="bold" style:font-weight-asian="bold" style:font-weight-complex="bold"/>
    </style:style>
    <style:style style:name="T10" style:family="text">
      <style:text-properties style:font-name="Times New Roman1" fo:font-size="12pt" style:font-name-asian="Times New Roman1" style:font-size-asian="12pt" style:font-name-complex="Times New Roman1" style:font-size-complex="12pt"/>
    </style:style>
    <style:style style:name="T11" style:family="text">
      <style:text-properties style:text-underline-style="solid" style:text-underline-width="auto" style:text-underline-color="font-color"/>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OG – Visual Studio C# + ADO.NET</text:p>
      <text:p text:style-name="P4">Projet 201<text:span text:style-name="T8">4</text:span></text:p>
      <text:p text:style-name="P3"><text:span text:style-name="T2">Réalisation d'une application Windows Forms pour interroger une base de données gérant la bibliothèque interne de l'EPFC</text:span></text:p>
      <text:p text:style-name="P8"/>
      <text:p text:style-name="P5">Le script de création et insertion de la base de données, ainsi que des snapshots présentant le contenu des différentes tables sont fournis dans les fichiers ScriptBiblioEPFC.odt et DonneesBiblioEPFC.odt.</text:p>
      <text:p text:style-name="P5">Le MCD était le suivant :</text:p>
      <text:p text:style-name="P5"><draw:frame draw:style-name="fr1" draw:name="images1" text:anchor-type="char" svg:y="0.425cm" svg:width="13.383cm" svg:height="15.9cm" draw:z-index="0"><draw:image xlink:href="Pictures/20000104000043DE000045F691547511.svm" xlink:type="simple" xlink:show="embed" xlink:actuate="onLoad"/></draw:frame></text:p>
      <text:p text:style-name="P5"><text:soft-page-break/>et a donné naissance au MLD suivant</text:p>
      <text:p text:style-name="Standard"><draw:frame draw:style-name="fr1" draw:name="images2" text:anchor-type="char" svg:y="0.425cm" svg:width="12.748cm" svg:height="15.968cm" draw:z-index="1"><draw:image xlink:href="Pictures/200000BA00004C02000045D2FB41C020.svm" xlink:type="simple" xlink:show="embed" xlink:actuate="onLoad"/></draw:frame></text:p>
      <text:p text:style-name="P7"><text:span text:style-name="T11">Remarque </text:span>: Dans notre script de création de BD, nous avons choisi de renommer les champs FK comme « numMembre », « numOuvrage », etc..., ainsi que nous en avons adopté la convention lors de la première partie du cours de LAOG</text:p>
      <text:p text:style-name="P7"/>
      <text:p text:style-name="Standard"/>
      <text:p text:style-name="Standard"/>
      <text:p text:style-name="Standard"/>
      <text:p text:style-name="Standard"/>
      <text:p text:style-name="Standard"><text:soft-page-break/></text:p>
      <text:p text:style-name="Standard"/>
      <text:p text:style-name="Standard"><text:span text:style-name="T3">Notre base de données </text:span><text:span text:style-name="T5">BiblioEPFC</text:span><text:span text:style-name="T3"> gère les données de la bibliothèque interne de l'EPFC nécessaires à toutes ses fonctionnalités.</text:span></text:p>
      <text:p text:style-name="P5">Les ouvrages présents relèvent chacun d'un certain type (syllabus de cours, livre didactique, référence technique, rapport de stage, rapport de TFE) et peuvent être empruntés par les membres (profs et étudiants) de l'EPFC. L'emprunt est accompagné d'une date et de sa durée prévue (en semaines). Lorsque l'ouvrage n'est pas disponible (déjà en prêt), le membre peut le réserver pour une date ultérieure et déjà préciser le nombre de semaines qu'il souhaitera le garder. La réservation sera alors transformée en emprunt quand il viendra le chercher (et qu'il aura été rendu par le précédent emprunteur bien sûr)!</text:p>
      <text:p text:style-name="P5">Les ouvrages ont tous un titre, une localisation (la bibliothèque est dispersée entre différents locaux), une date de création. Ils sont la propriété d'une section particulière de l'EPFC (bac informatique, WebMaster, bac compta...). La BD stocke l'information de qui était le superviseur (un prof) pour les rapports de stage et les rapports de TFE. Pour les rapports de stage, la BD contient l'information du nom de l'entreprise où s'est déroulé le stage.</text:p>
      <text:p text:style-name="P5">Les ouvrages peuvent avoir plusieurs auteurs. C'est évident pour les syllabus de cours, les références techniques ou les livres didactiques mais à priori rien ne l'interdit non plus pour un rapport de stage.</text:p>
      <text:p text:style-name="P5"/>
      <text:p text:style-name="P5">Les données déjà introduites dans le script d'insertion y sont à titre illustratif de départ. Un certain nombre d'ouvrages, de membres et d'auteurs/superviseurs s'y trouvent déjà. Ces auteurs sont déjà reliés à quelques ouvrages. Par contre aucune donnée n'a été introduite comme quoi un ouvrage est actuellement emprunté et aucune donnée ne se trouve dans la table Réserver. Vous pourrez, tout au long de votre projet, rajouter des données supplémentaires afin de présenter des écrans plus riches.</text:p>
      <text:p text:style-name="Standard"/>
      <text:p text:style-name="Standard"><text:span text:style-name="T3">La plupart des applications interrogeant des bases de données permettent des </text:span><text:span text:style-name="T4">consultations</text:span><text:span text:style-name="T3"> et des </text:span><text:span text:style-name="T4">mises à jour</text:span><text:span text:style-name="T3"> (insertions, suppressions, modifications) des données et cela bien souvent par l'intermédiaire d'écrans de </text:span><text:span text:style-name="T4">recherche</text:span><text:span text:style-name="T3"> permettant de ne sélectionner que certaines données. </text:span></text:p>
      <text:p text:style-name="Standard"><text:span text:style-name="T3">Afin de réaliser une interface conviviale, il faut penser en termes de cas d'utilisation et en langage "non" informatique: <text:line-break/>On ne proposera pas par exemple une option de menu </text:span><text:span text:style-name="T6">"insertion dans la table Réserver"</text:span><text:span text:style-name="T3"> mais on proposera une option </text:span><text:span text:style-name="T6">"Réserver un ouvrage" </text:span><text:span text:style-name="T7">et on pourra visuellement choisir parmi une sélection d'ouvrages répondant aux exigences du membre.</text:span><text:span text:style-name="T3"><text:line-break/>On n'affichera pas les valeurs des champs clés primaires auto-incrémentées qui ne veulent rien dire pour un utilisateur du programme. </text:span></text:p>
      <text:p text:style-name="P5"><text:soft-page-break/>Les écrans se succéderont pour la plus grande facilité des utilisateurs: </text:p>
      <text:p text:style-name="Standard"><text:span text:style-name="T3">On peut </text:span><text:span text:style-name="T5">PAR EXEMPLE</text:span><text:span text:style-name="T3"> considérer différents volets distincts : </text:span></text:p>
      <text:list xml:id="list2222573070793860905" text:style-name="WW8Num2">
        <text:list-item>
          <text:p text:style-name="P6">le volet « ADMIN » qui permet aux administrateurs de la BD d'encoder de nouveaux ouvrages, de nouveaux auteurs/superviseurs, créer de nouveaux types . Les mêmes gestionnaires pourront aussi faire des modifications et des suppressions sur leurs données actuelles.</text:p>
        </text:list-item>
        <text:list-item>
          <text:p text:style-name="P6">Le volet «EMPRUNT – RESERVATION», réservé aux gestionnaires de la bibliothèque <text:s/>et servant à la consultation et à l'encodage des emprunts, des retours et des réservations d'ouvrages par des membres ainsi que de l'éventuelle inscription de nouveaux membres de la Bibliothèque. <text:line-break/>Afin de faciliter les emprunts, les membres pourront choisir un ouvrage parmi ceux répondant à leurs critères (ex : rapports de stages portant sur du C#).</text:p>
        </text:list-item>
        <text:list-item>
          <text:p text:style-name="P6">Le volet «CONSULTATION CATALOGUE» des ouvrages sur base de critères devrait également être accessible en dehors des emprunts et pourrait être accédé par tous.</text:p>
        </text:list-item>
      </text:list>
      <text:p text:style-name="P5"><text:line-break/></text:p>
      <text:p text:style-name="P5">Les étudiants auront donc à imaginer les écrans souhaités dans <text:span text:style-name="T9">LEUR</text:span> application (analyse) avant de se lancer dans leur implémentation. </text:p>
      <text:p text:style-name="Standard"><text:span text:style-name="T3">Nous exigeons comme minimum une consultation en "cascade" (</text:span><text:span text:style-name="T5">ex</text:span><text:span text:style-name="T3"> un membre </text:span><text:span text:style-name="T10">→ les ouvrages qu'il a actuellement en prêt → sélectionner un de ces ouvrages particuliers → voir la liste des autres membres qui l'ont réservé)</text:span><text:span text:style-name="T3">, une mise à jour (insertion) conviviale de données dans une table-association (</text:span><text:span text:style-name="T5">ex</text:span><text:span text:style-name="T3"> un syllabus et la liste des professeurs déjà inscrits dans la BD et on choisit un ou plusieurs profs comme étant les auteurs du syllabus en question, des recherches paramétrées (</text:span><text:span text:style-name="T5">ex</text:span><text:span text:style-name="T3"> tous les rapports de stages de la bibliothèque biblioWSP, datant de 2012...)</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BE"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2" style:family="text">
      <style:text-properties style:font-name="Wingdings" style:font-name-complex="Wingdings"/>
    </style:style>
    <style:style style:name="Police_20_par_20_défaut" style:display-name="Police par défaut" style:family="text"/>
    <style:style style:name="En-tête_20_Car" style:display-name="En-tête Car" style:family="text" style:parent-style-name="Police_20_par_20_défaut">
      <style:text-properties fo:font-size="11pt" style:font-size-asian="11pt" style:font-size-complex="11pt"/>
    </style:style>
    <style:style style:name="Pied_20_de_20_page_20_Car" style:display-name="Pied de page Car" style:family="text" style:parent-style-name="Police_20_par_20_défaut">
      <style:text-properties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cm" fo:margin-bottom="0.353cm"/>
    </style:style>
    <style:page-layout style:name="Mpm1">
      <style:page-layout-properties fo:page-width="21.001cm" fo:page-height="29.7cm" style:num-format="1" style:print-orientation="portrait" fo:margin-top="2.499cm" fo:margin-bottom="1.24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4</text:page-number></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xp</meta:initial-creator>
    <meta:creation-date>2012-04-26T16:10:00</meta:creation-date>
    <dc:creator>brigitte </dc:creator>
    <dc:date>2014-03-16T16:22:10.82</dc:date>
    <meta:editing-cycles>6</meta:editing-cycles>
    <meta:editing-duration>PT20H6M13S</meta:editing-duration>
    <meta:generator>OpenOffice/4.0.1$Win32 OpenOffice.org_project/401m5$Build-9714</meta:generator>
    <meta:printed-by>brigitte </meta:printed-by>
    <meta:print-date>2014-03-16T15:31:20.26</meta:print-date>
    <meta:document-statistic meta:table-count="0" meta:image-count="2" meta:object-count="0" meta:page-count="4" meta:paragraph-count="23" meta:word-count="786" meta:character-count="5009"/>
  </office:meta>
</office:document-meta>
</file>